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 style:master-page-name="Standard">
      <style:table-properties style:width="185.58mm" fo:margin-left="-2.77mm" style:page-number="0" table:align="left" style:writing-mode="lr-tb"/>
    </style:style>
    <style:style style:name="Таблица2.A" style:family="table-column">
      <style:table-column-properties style:column-width="5.98mm"/>
    </style:style>
    <style:style style:name="Таблица2.B" style:family="table-column">
      <style:table-column-properties style:column-width="5.61mm"/>
    </style:style>
    <style:style style:name="Таблица2.C" style:family="table-column">
      <style:table-column-properties style:column-width="7.97mm"/>
    </style:style>
    <style:style style:name="Таблица2.D" style:family="table-column">
      <style:table-column-properties style:column-width="13.44mm"/>
    </style:style>
    <style:style style:name="Таблица2.E" style:family="table-column">
      <style:table-column-properties style:column-width="27.01mm"/>
    </style:style>
    <style:style style:name="Таблица2.F" style:family="table-column">
      <style:table-column-properties style:column-width="5.01mm"/>
    </style:style>
    <style:style style:name="Таблица2.G" style:family="table-column">
      <style:table-column-properties style:column-width="10.99mm"/>
    </style:style>
    <style:style style:name="Таблица2.H" style:family="table-column">
      <style:table-column-properties style:column-width="13.55mm"/>
    </style:style>
    <style:style style:name="Таблица2.I" style:family="table-column">
      <style:table-column-properties style:column-width="19.46mm"/>
    </style:style>
    <style:style style:name="Таблица2.J" style:family="table-column">
      <style:table-column-properties style:column-width="11.54mm"/>
    </style:style>
    <style:style style:name="Таблица2.K" style:family="table-column">
      <style:table-column-properties style:column-width="14.48mm"/>
    </style:style>
    <style:style style:name="Таблица2.L" style:family="table-column">
      <style:table-column-properties style:column-width="6.99mm"/>
    </style:style>
    <style:style style:name="Таблица2.M" style:family="table-column">
      <style:table-column-properties style:column-width="10.53mm"/>
    </style:style>
    <style:style style:name="Таблица2.N" style:family="table-column">
      <style:table-column-properties style:column-width="10.02mm"/>
    </style:style>
    <style:style style:name="Таблица2.O" style:family="table-column">
      <style:table-column-properties style:column-width="23.02mm"/>
    </style:style>
    <style:style style:name="Таблица2.1" style:family="table-row">
      <style:table-row-properties style:row-height="7.06mm"/>
    </style:style>
    <style:style style:name="Таблица2.A1" style:family="table-cell">
      <style:table-cell-properties style:vertical-align="top" fo:padding="0mm" fo:border-left="0.35mm solid #000000" fo:border-right="none" fo:border-top="0.35mm solid #000000" fo:border-bottom="0.35mm solid #000000" style:writing-mode="lr-tb"/>
    </style:style>
    <style:style style:name="Таблица2.K1" style:family="table-cell">
      <style:table-cell-properties fo:padding="0mm" fo:border-left="0.35mm solid #000000" fo:border-right="none" fo:border-top="none" fo:border-bottom="none"/>
    </style:style>
    <style:style style:name="Таблица2.A2" style:family="table-cell">
      <style:table-cell-properties style:vertical-align="top" fo:padding="0mm" fo:border-left="0.35mm solid #000000" fo:border-right="none" fo:border-top="none" fo:border-bottom="none" style:writing-mode="lr-tb"/>
    </style:style>
    <style:style style:name="Таблица2.3" style:family="table-row">
      <style:table-row-properties style:row-height="14.99mm"/>
    </style:style>
    <style:style style:name="Таблица2.O3" style:family="table-cell">
      <style:table-cell-properties style:vertical-align="top" fo:padding="0mm" fo:border="0.35mm solid #000000" style:writing-mode="lr-tb"/>
    </style:style>
    <style:style style:name="Таблица2.4" style:family="table-row">
      <style:table-row-properties style:row-height="8.11mm"/>
    </style:style>
    <style:style style:name="Таблица2.A4" style:family="table-cell">
      <style:table-cell-properties style:vertical-align="top" fo:padding="0mm" fo:border-left="0.35mm solid #000000" fo:border-right="none" fo:border-top="0.18mm solid #000000" fo:border-bottom="0.18mm solid #000000" style:writing-mode="lr-tb"/>
    </style:style>
    <style:style style:name="Таблица2.O4" style:family="table-cell">
      <style:table-cell-properties style:vertical-align="top" fo:padding="0mm" fo:border-left="0.35mm solid #000000" fo:border-right="0.35mm solid #000000" fo:border-top="0.18mm solid #000000" fo:border-bottom="0.18mm solid #000000" style:writing-mode="lr-tb"/>
    </style:style>
    <style:style style:name="Таблица2.A5" style:family="table-cell">
      <style:table-cell-properties style:vertical-align="top" fo:padding="0mm" fo:border-left="0.35mm solid #000000" fo:border-right="none" fo:border-top="none" fo:border-bottom="0.18mm solid #000000" style:writing-mode="lr-tb"/>
    </style:style>
    <style:style style:name="Таблица2.O5" style:family="table-cell">
      <style:table-cell-properties style:vertical-align="top" fo:padding="0mm" fo:border-left="0.35mm solid #000000" fo:border-right="0.35mm solid #000000" fo:border-top="none" fo:border-bottom="0.18mm solid #000000" style:writing-mode="lr-tb"/>
    </style:style>
    <style:style style:name="Таблица2.O26" style:family="table-cell">
      <style:table-cell-properties style:vertical-align="top" fo:padding="0mm" fo:border-left="0.35mm solid #000000" fo:border-right="0.35mm solid #000000" fo:border-top="none" fo:border-bottom="none" style:writing-mode="lr-tb"/>
    </style:style>
    <style:style style:name="Таблица2.A27.1" style:family="table-column">
      <style:table-column-properties style:column-width="7mm"/>
    </style:style>
    <style:style style:name="Таблица2.A27.2" style:family="table-column">
      <style:table-column-properties style:column-width="10mm"/>
    </style:style>
    <style:style style:name="Таблица2.A27.3" style:family="table-column">
      <style:table-column-properties style:column-width="23mm"/>
    </style:style>
    <style:style style:name="Таблица2.A27.4" style:family="table-column">
      <style:table-column-properties style:column-width="15.01mm"/>
    </style:style>
    <style:style style:name="Таблица2.A27.1" style:family="table-row">
      <style:table-row-properties style:row-height="4.94mm"/>
    </style:style>
    <style:style style:name="Таблица2.A27.1.1" style:family="table-cell">
      <style:table-cell-properties style:vertical-align="top" fo:padding="0mm" fo:border-left="0.35mm solid #000000" fo:border-right="none" fo:border-top="0.35mm solid #000000" fo:border-bottom="0.18mm solid #000000" style:writing-mode="lr-tb"/>
    </style:style>
    <style:style style:name="Таблица2.A27.1.3" style:family="table-cell">
      <style:table-cell-properties style:vertical-align="top" fo:padding="0mm" fo:border-left="0.35mm solid #000000" fo:border-right="none" fo:border-top="none" fo:border-bottom="0.35mm solid #000000" style:writing-mode="lr-tb"/>
    </style:style>
    <style:style style:name="Таблица2.A28.1" style:family="table-column">
      <style:table-column-properties style:column-width="17mm"/>
    </style:style>
    <style:style style:name="Таблица2.L28.2" style:family="table-column">
      <style:table-column-properties style:column-width="4.99mm"/>
    </style:style>
    <style:style style:name="Таблица2.L28.5" style:family="table-column">
      <style:table-column-properties style:column-width="20.53mm"/>
    </style:style>
    <style:style style:name="Таблица2.L28.5.1" style:family="table-cell">
      <style:table-cell-properties style:vertical-align="top" fo:padding="0mm" fo:border-left="0.35mm solid #000000" fo:border-right="0.35mm solid #000000" fo:border-top="none" fo:border-bottom="0.35mm solid #000000" style:writing-mode="lr-tb"/>
    </style:style>
    <style:style style:name="Таблица2.A31" style:family="table-cell">
      <style:table-cell-properties style:vertical-align="top" fo:padding="0mm" fo:border-left="none" fo:border-right="none" fo:border-top="0.35mm solid #000000" fo:border-bottom="none" style:writing-mode="lr-tb"/>
    </style:style>
    <style:style style:name="P1" style:family="paragraph" style:parent-style-name="Standard">
      <style:text-properties fo:font-size="12pt" fo:language="en" fo:country="US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Arial" fo:font-size="12pt" fo:language="en" fo:country="US" style:font-size-asian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18" style:family="paragraph" style:parent-style-name="Standard">
      <style:paragraph-properties fo:margin-left="1.5mm" fo:margin-right="1.5mm" fo:text-align="center" style:justify-single-word="false" fo:text-indent="0mm" style:auto-text-indent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Arial" fo:font-size="10pt"/>
    </style:style>
    <style:style style:name="P21" style:family="paragraph">
      <style:paragraph-properties style:writing-mode="lr-tb"/>
      <style:text-properties style:font-name="Arial" fo:font-size="9pt"/>
    </style:style>
    <style:style style:name="T1" style:family="text">
      <style:text-properties style:text-position="sub 58%"/>
    </style:style>
    <style:style style:name="T2" style:family="text">
      <style:text-properties officeooo:rsid="00037a6d"/>
    </style:style>
    <style:style style:name="T3" style:family="text">
      <style:text-properties style:use-window-font-color="true" style:font-name="Arial" fo:font-size="10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Arial" fo:font-size="9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ge-content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gr1" style:family="graphic">
      <style:graphic-properties draw:stroke="none" draw:fill="solid" draw:fill-color="#ffffff" draw:opacity="0%" draw:textarea-horizontal-align="justify" draw:textarea-vertical-align="middle" draw:auto-grow-height="false" draw:auto-grow-width="false" fo:padding-top="2.54mm" fo:padding-bottom="2.54mm" fo:padding-left="1.27mm" fo:padding-right="1.27mm" fo:wrap-option="wrap" draw:shadow="hidden" draw:shadow-opacity="0%" fo:margin-left="3.19mm" fo:margin-right="3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header-rows>
          <table:table-row table:style-name="Таблица2.1">
            <table:table-cell table:style-name="Таблица2.A1" table:number-columns-spanned="5" office:value-type="string">
              <text:p text:style-name="P5"><draw:frame draw:style-name="fr1" draw:name="Врезка1" text:anchor-type="char" svg:x="122.11mm" svg:y="-0.49mm" svg:width="67.89mm" svg:height="10.05mm" draw:z-index="3"><draw:text-box><text:p text:style-name="P13"/><text:p text:style-name="P1"/></draw:text-box></draw:frame>Справ.№</text:p>
            </table:table-cell>
            <table:covered-table-cell/>
            <table:covered-table-cell/>
            <table:covered-table-cell/>
            <table:covered-table-cell/>
            <table:table-cell table:style-name="Таблица2.A1" table:number-columns-spanned="5" office:value-type="string">
              <text:p text:style-name="P5">Перв. примен.</text:p>
            </table:table-cell>
            <table:covered-table-cell/>
            <table:covered-table-cell/>
            <table:covered-table-cell/>
            <table:covered-table-cell/>
            <table:table-cell table:style-name="Таблица2.K1" table:number-columns-spanned="5" office:value-type="string">
              <text:p text:style-name="P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2.1">
          <table:table-cell table:style-name="Таблица2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K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3"><draw:frame text:anchor-type="char" draw:z-index="1" draw:style-name="gr1" draw:text-style-name="P21" svg:width="10.43mm" svg:height="9.92mm" draw:transform="rotate (1.5707963267946) translate (3.86291666666667mm 12.54125mm)"><draw:text-box><text:p text:style-name="P19"><text:span text:style-name="T4">Зона</text:span></text:p></draw:text-box></draw:frame><draw:frame text:anchor-type="char" draw:z-index="2" draw:style-name="gr1" draw:text-style-name="P20" svg:width="16.02mm" svg:height="9.92mm" draw:transform="rotate (1.5707963267946) translate (-2.27541666666667mm 15.3458333333333mm)"><draw:text-box><text:p text:style-name="P19"><text:span text:style-name="T3">Формат</text:span></text:p></draw:text-box></draw:frame></text:p>
          </table:table-cell>
          <table:table-cell table:style-name="Таблица2.A1" office:value-type="string">
            <text:p text:style-name="P3"><draw:frame text:anchor-type="char" draw:z-index="0" draw:style-name="gr1" draw:text-style-name="P20" svg:width="10.43mm" svg:height="9.92mm" draw:transform="rotate (1.5707963267946) translate (4.55083333333333mm 12.1355555555556mm)"><draw:text-box><text:p text:style-name="P19"><text:span text:style-name="T3">Поз.</text:span></text:p></draw:text-box></draw:frame></text:p>
          </table:table-cell>
          <table:table-cell table:style-name="Таблица2.A1" office:value-type="string">
            <text:p text:style-name="P3"/>
          </table:table-cell>
          <table:table-cell table:style-name="Таблица2.A1" table:number-columns-spanned="5" office:value-type="string">
            <text:p text:style-name="P14"/>
            <text:p text:style-name="P14">Обозначение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16"/>
            <text:p text:style-name="P16">Наименование</text:p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16"/>
            <text:p text:style-name="P16">Кол.</text:p>
          </table:table-cell>
          <table:table-cell table:style-name="Таблица2.O3" office:value-type="string">
            <text:p text:style-name="P15"/>
            <text:p text:style-name="P14">Примечание</text:p>
          </table:table-cell>
        </table:table-row>
        <table:table-row table:style-name="Таблица2.4"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4" office:value-type="string">
            <text:p text:style-name="P12"/>
          </table:table-cell>
          <table:table-cell table:style-name="Таблица2.O4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2"/>
          </table:table-cell>
          <table:table-cell table:style-name="Таблица2.O5" office:value-type="string">
            <text:p text:style-name="P11"/>
          </table:table-cell>
        </table:table-row>
        <table:table-row table:style-name="Таблица2.4"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2"/>
          </table:table-cell>
          <table:table-cell table:style-name="Таблица2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2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2"/>
          </table:table-cell>
          <table:table-cell table:style-name="Таблица2.O26" office:value-type="string">
            <text:p text:style-name="P11"/>
          </table:table-cell>
        </table:table-row>
        <table:table-row>
          <table:table-cell table:number-columns-spanned="6">
            <table:table table:is-sub-table="true">
              <table:table-column table:style-name="Таблица2.A27.1"/>
              <table:table-column table:style-name="Таблица2.A27.2"/>
              <table:table-column table:style-name="Таблица2.A27.3"/>
              <table:table-column table:style-name="Таблица2.A27.4"/>
              <table:table-column table:style-name="Таблица2.A27.2"/>
              <table:table-row table:style-name="Таблица2.A27.1"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  <table:table-cell table:style-name="Таблица2.A27.1.1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9"/>
                </table:table-cell>
                <table:table-cell table:style-name="Таблица2.A5" office:value-type="string">
                  <text:p text:style-name="P5"/>
                </table:table-cell>
                <table:table-cell table:style-name="Таблица2.A5" office:value-type="string">
                  <text:p text:style-name="P5"/>
                </table:table-cell>
                <table:table-cell table:style-name="Таблица2.A5" office:value-type="string">
                  <text:p text:style-name="P5"/>
                </table:table-cell>
                <table:table-cell table:style-name="Таблица2.A5" office:value-type="string">
                  <text:p text:style-name="P5"/>
                </table:table-cell>
              </table:table-row>
              <table:table-row table:style-name="Таблица2.A27.1">
                <table:table-cell table:style-name="Таблица2.A27.1.3" office:value-type="string">
                  <text:p text:style-name="P5">Изм</text:p>
                </table:table-cell>
                <table:table-cell table:style-name="Таблица2.A27.1.3" office:value-type="string">
                  <text:p text:style-name="P5">Лист</text:p>
                </table:table-cell>
                <table:table-cell table:style-name="Таблица2.A27.1.3" office:value-type="string">
                  <text:p text:style-name="P5">№ докум.</text:p>
                </table:table-cell>
                <table:table-cell table:style-name="Таблица2.A27.1.3" office:value-type="string">
                  <text:p text:style-name="P5">Подп.</text:p>
                </table:table-cell>
                <table:table-cell table:style-name="Таблица2.A27.1.3" office:value-type="string">
                  <text:p text:style-name="P5">Дата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O3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6">
            <table:table table:is-sub-table="true">
              <table:table-column table:style-name="Таблица2.A28.1"/>
              <table:table-column table:style-name="Таблица2.A27.3"/>
              <table:table-column table:style-name="Таблица2.A27.4"/>
              <table:table-column table:style-name="Таблица2.A27.2"/>
              <table:table-row table:style-name="Таблица2.A27.1">
                <table:table-cell table:style-name="Таблица2.A5" office:value-type="string">
                  <text:p text:style-name="P6"><text:s/>Разраб.</text:p>
                </table:table-cell>
                <table:table-cell table:style-name="Таблица2.A5" office:value-type="string">
                  <text:p text:style-name="P6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9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Пров.</text:p>
                </table:table-cell>
                <table:table-cell table:style-name="Таблица2.A5" office:value-type="string">
                  <text:p text:style-name="P6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Т.контр.</text:p>
                </table:table-cell>
                <table:table-cell table:style-name="Таблица2.A5" office:value-type="string">
                  <text:p text:style-name="P10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Н.контр.</text:p>
                </table:table-cell>
                <table:table-cell table:style-name="Таблица2.A5" office:value-type="string">
                  <text:p text:style-name="P6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  <table:table-row table:style-name="Таблица2.A27.1">
                <table:table-cell table:style-name="Таблица2.A5" office:value-type="string">
                  <text:p text:style-name="P6"><text:s/>Утв.</text:p>
                </table:table-cell>
                <table:table-cell table:style-name="Таблица2.A5" office:value-type="string">
                  <text:p text:style-name="P10"><text:s/></text:p>
                </table:table-cell>
                <table:table-cell table:style-name="Таблица2.A5" office:value-type="string">
                  <text:p text:style-name="P6"/>
                </table:table-cell>
                <table:table-cell table:style-name="Таблица2.A5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number-columns-spanned="4">
            <table:table table:is-sub-table="true">
              <table:table-column table:style-name="Таблица2.F"/>
              <table:table-column table:style-name="Таблица2.L28.2"/>
              <table:table-column table:style-name="Таблица2.F"/>
              <table:table-column table:style-name="Таблица2.A27.4"/>
              <table:table-column table:style-name="Таблица2.L28.5"/>
              <table:table-row table:style-name="Таблица2.A27.1">
                <table:table-cell table:style-name="Таблица2.A27.1.3" table:number-columns-spanned="3" office:value-type="string">
                  <text:p text:style-name="P5">Лит.</text:p>
                </table:table-cell>
                <table:covered-table-cell/>
                <table:covered-table-cell/>
                <table:table-cell table:style-name="Таблица2.A27.1.3" office:value-type="string">
                  <text:p text:style-name="P5">Лист</text:p>
                </table:table-cell>
                <table:table-cell table:style-name="Таблица2.L28.5.1" office:value-type="string">
                  <text:p text:style-name="P5">Листов</text:p>
                </table:table-cell>
              </table:table-row>
              <table:table-row table:style-name="Таблица2.A27.1">
                <table:table-cell table:style-name="Таблица2.A27.1.3" office:value-type="string">
                  <text:p text:style-name="P5">О<text:span text:style-name="T1">1</text:span></text:p>
                </table:table-cell>
                <table:table-cell table:style-name="Таблица2.A27.1.3" office:value-type="string">
                  <text:p text:style-name="P6"/>
                </table:table-cell>
                <table:table-cell table:style-name="Таблица2.A27.1.3" office:value-type="string">
                  <text:p text:style-name="P6"/>
                </table:table-cell>
                <table:table-cell table:style-name="Таблица2.A27.1.3" office:value-type="string">
                  <text:p text:style-name="P5">1</text:p>
                </table:table-cell>
                <table:table-cell table:style-name="Таблица2.L28.5.1" office:value-type="string">
                  <text:p text:style-name="P9"/>
                </table:table-cell>
              </table:table-row>
              <table:table-row>
                <table:table-cell table:style-name="Таблица2.O26" table:number-columns-spanned="5" office:value-type="string">
                  <text:p text:style-name="P5"/>
                  <text:p text:style-name="P4">ООО</text:p>
                  <text:p text:style-name="P8">“<text:span text:style-name="T2">XXXXX</text:span>”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5"/>
          </table:table-cell>
          <table:covered-table-cell/>
          <table:covered-table-cell/>
          <table:table-cell table:style-name="Таблица2.A1" table:number-columns-spanned="2" office:value-type="string">
            <text:p text:style-name="P5"/>
          </table:table-cell>
          <table:covered-table-cell/>
          <table:table-cell table:style-name="Таблица2.A1" table:number-columns-spanned="3" office:value-type="string">
            <text:p text:style-name="P6"/>
          </table:table-cell>
          <table:covered-table-cell/>
          <table:covered-table-cell/>
          <table:table-cell table:style-name="Таблица2.O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Таблица2.1">
          <table:table-cell table:style-name="Таблица2.A2" table:number-columns-spanned="4" office:value-type="string">
            <text:p text:style-name="P5">Инв.№ подл.</text:p>
          </table:table-cell>
          <table:covered-table-cell/>
          <table:covered-table-cell/>
          <table:covered-table-cell/>
          <table:table-cell table:style-name="Таблица2.A2" table:number-columns-spanned="3" office:value-type="string">
            <text:p text:style-name="P5">Подпись и дата</text:p>
          </table:table-cell>
          <table:covered-table-cell/>
          <table:covered-table-cell/>
          <table:table-cell table:style-name="Таблица2.A2" table:number-columns-spanned="2" office:value-type="string">
            <text:p text:style-name="P5">Взам.инв.№ </text:p>
          </table:table-cell>
          <table:covered-table-cell/>
          <table:table-cell table:style-name="Таблица2.A2" table:number-columns-spanned="3" office:value-type="string">
            <text:p text:style-name="P5">Инв.№ дубл.</text:p>
          </table:table-cell>
          <table:covered-table-cell/>
          <table:covered-table-cell/>
          <table:table-cell table:style-name="Таблица2.O26" table:number-columns-spanned="3" office:value-type="string">
            <text:p text:style-name="P5">Подпись и дата</text:p>
          </table:table-cell>
          <table:covered-table-cell/>
          <table:covered-table-cell/>
        </table:table-row>
        <table:table-row table:style-name="Таблица2.1">
          <table:table-cell table:style-name="Таблица2.A31" table:number-columns-spanned="15" office:value-type="string">
            <text:p text:style-name="P7"><text:s text:c="95"/>Копировал <text:s text:c="62"/>Формат А4 <text:s text:c="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4pt" fo:language="en" fo:country="U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WW8Num6z0" style:family="text">
      <style:text-properties style:font-name="Symbol"/>
    </style:style>
    <style:style style:name="WW8Num7z0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9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2.12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6.3mm" fo:margin-bottom="6mm" fo:margin-left="19mm" fo:margin-right="7mm" style:writing-mode="lr-tb" style:layout-grid-color="#c0c0c0" style:layout-grid-lines="44" style:layout-grid-base-height="3.53mm" style:layout-grid-ruby-height="2.8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Справ</dc:title>
    <meta:initial-creator>Alexander Lunev</meta:initial-creator>
    <meta:creation-date>2013-04-12T00:19:34</meta:creation-date>
    <dc:language>ru-RU</dc:language>
    <meta:editing-cycles>1</meta:editing-cycles>
    <meta:editing-duration>PT00H00M00S</meta:editing-duration>
    <meta:document-statistic meta:table-count="1" meta:image-count="0" meta:object-count="0" meta:page-count="1" meta:paragraph-count="34" meta:word-count="40" meta:character-count="404"/>
    <meta:user-defined meta:name="Info 1"/>
    <meta:user-defined meta:name="Info 2"/>
    <meta:user-defined meta:name="Info 3"/>
    <meta:user-defined meta:name="Info 4"/>
  </office:meta>
</office:document-meta>
</file>